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T1" style:family="text">
      <style:text-properties fo:color="#6a9955" loext:opacity="100%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officeooo:rsid="0002c9d9"/>
    </style:style>
    <style:style style:name="T4" style:family="text">
      <style:text-properties fo:color="#d7ba7d" loext:opacity="100%"/>
    </style:style>
    <style:style style:name="T5" style:family="text">
      <style:text-properties fo:color="#9cdcfe" loext:opacity="100%" style:font-name="Consolas" fo:font-size="10.5pt" fo:font-weight="normal"/>
    </style:style>
    <style:style style:name="T6" style:family="text">
      <style:text-properties fo:color="#b5cea8" loext:opacity="100%" style:font-name="Consolas" fo:font-size="10.5pt" fo:font-weight="normal"/>
    </style:style>
    <style:style style:name="T7" style:family="text">
      <style:text-properties fo:color="#ce9178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   <text:span text:style-name="T1">&lt;!-- Coódigo del formulario para ponerlo en el index.html</text:span></text:p>
      <text:p text:style-name="P2">                <text:span text:style-name="T2">&lt;form id="formulario-contacto"&gt;</text:span></text:p>
      <text:p text:style-name="P2">                <text:span text:style-name="T2">&lt;input type="text" placeholder="Nombre" required&gt;</text:span></text:p>
      <text:p text:style-name="P2">                <text:span text:style-name="T2">&lt;input type="email" placeholder="Correo electrónico" required&gt;</text:span></text:p>
      <text:p text:style-name="P2">                <text:span text:style-name="T2">&lt;textarea placeholder="Mensaje" required&gt;&lt;/textarea&gt;</text:span></text:p>
      <text:p text:style-name="P2">                <text:span text:style-name="T2">&lt;button type="submit"&gt;Enviar&lt;/button&gt;</text:span></text:p>
      <text:p text:style-name="P2">            <text:span text:style-name="T2">&lt;/form&gt;--&gt;</text:span></text:p>
      <text:p text:style-name="P3"/>
      <text:p text:style-name="P3"/>
      <text:p text:style-name="P3">/* <text:span text:style-name="T3">CSS</text:span> del formulario, en el caso que quieran contactar conmigo por mail.</text:p>
      <text:p text:style-name="P3">.contacto form {</text:p>
      <text:p text:style-name="P2">    <text:span text:style-name="T2">display: flex;</text:span></text:p>
      <text:p text:style-name="P2">    <text:span text:style-name="T2">flex-direction: column;</text:span></text:p>
      <text:p text:style-name="P2">    <text:span text:style-name="T2">gap: 10px;</text:span></text:p>
      <text:p text:style-name="P3">}</text:p>
      <text:p text:style-name="P4"/>
      <text:p text:style-name="P3">.contacto input, .contacto textarea {</text:p>
      <text:p text:style-name="P2">    <text:span text:style-name="T2">padding: 10px;</text:span></text:p>
      <text:p text:style-name="P2">    <text:span text:style-name="T2">border: 1px solid #ccc;</text:span></text:p>
      <text:p text:style-name="P2">    <text:span text:style-name="T2">border-radius: 5px;</text:span></text:p>
      <text:p text:style-name="P3">}</text:p>
      <text:p text:style-name="P3"/>
      <text:p text:style-name="P1"><text:span text:style-name="T4">.contacto</text:span> <text:span text:style-name="T4">button</text:span> {</text:p>
      <text:p text:style-name="P5">    <text:span text:style-name="T5">padding</text:span><text:span text:style-name="T2">: </text:span><text:span text:style-name="T6">10px</text:span><text:span text:style-name="T2">;</text:span></text:p>
      <text:p text:style-name="P5">    <text:span text:style-name="T5">background</text:span><text:span text:style-name="T2">: </text:span><text:span text:style-name="T7">#333</text:span><text:span text:style-name="T2">;</text:span></text:p>
      <text:p text:style-name="P5">    <text:span text:style-name="T5">color</text:span><text:span text:style-name="T2">: </text:span><text:span text:style-name="T7">#fff</text:span><text:span text:style-name="T2">;</text:span></text:p>
      <text:p text:style-name="P5">    <text:span text:style-name="T5">border</text:span><text:span text:style-name="T2">: </text:span><text:span text:style-name="T7">none</text:span><text:span text:style-name="T2">;</text:span></text:p>
      <text:p text:style-name="P5">    <text:span text:style-name="T5">border-radius</text:span><text:span text:style-name="T2">: </text:span><text:span text:style-name="T6">5px</text:span><text:span text:style-name="T2">;</text:span></text:p>
      <text:p text:style-name="P5">    <text:span text:style-name="T5">cursor</text:span><text:span text:style-name="T2">: </text:span><text:span text:style-name="T7">pointer</text:span><text:span text:style-name="T2">;</text:span></text:p>
      <text:p text:style-name="P1">}<text:span text:style-name="T1">*/</text:span></text:p>
      <text:p text:style-name="Standard"/>
      <text:p text:style-name="P3">/* <text:span text:style-name="T3">Código JavaScript para la validación del formulario de contacto.</text:span></text:p>
      <text:p text:style-name="P3">// Validación del formulario de contacto</text:p>
      <text:p text:style-name="P3">document.getElementById('formulario-contacto').addEventListener('submit', function (e) {</text:p>
      <text:p text:style-name="P2">    <text:span text:style-name="T2">e.preventDefault(); // Evita que el formulario se envíe</text:span></text:p>
      <text:p text:style-name="P4"/>
      <text:p text:style-name="P2">    <text:span text:style-name="T2">// Obtener valores de los campos</text:span></text:p>
      <text:p text:style-name="P2">    <text:span text:style-name="T2">const nombre = document.querySelector('input[type="text"]').value;</text:span></text:p>
      <text:p text:style-name="P2">    <text:span text:style-name="T2">const email = document.querySelector('input[type="email"]').value;</text:span></text:p>
      <text:p text:style-name="P2">    <text:span text:style-name="T2">const mensaje = document.querySelector('textarea').value;</text:span></text:p>
      <text:p text:style-name="P4"/>
      <text:p text:style-name="P2">    <text:span text:style-name="T2">// Validación simple</text:span></text:p>
      <text:p text:style-name="P2">    <text:span text:style-name="T2">if (nombre &amp;&amp; email &amp;&amp; mensaje) {</text:span></text:p>
      <text:p text:style-name="P2">        <text:span text:style-name="T2">alert('Mensaje enviado con éxito.');</text:span></text:p>
      <text:p text:style-name="P2">        <text:span text:style-name="T2">// Aquí podrías agregar código para enviar el formulario a un servidor</text:span></text:p>
      <text:p text:style-name="P2">    <text:span text:style-name="T2">} else {</text:span></text:p>
      <text:p text:style-name="P2">        <text:span text:style-name="T2">alert('Por favor, completa todos los campos.');</text:span></text:p>
      <text:p text:style-name="P2">    <text:span text:style-name="T2">}</text:span></text:p>
      <text:p text:style-name="P3">}); *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1T12:55:42.446000000</meta:creation-date>
    <dc:date>2025-02-01T13:22:19.153000000</dc:date>
    <meta:editing-duration>PT2M50S</meta:editing-duration>
    <meta:editing-cycles>3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42" meta:word-count="164" meta:character-count="1536" meta:non-whitespace-character-count="1212"/>
  </office:meta>
</office:document-meta>
</file>